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36e0" officeooo:paragraph-rsid="000a36e0"/>
    </style:style>
    <style:style style:name="P2" style:family="paragraph" style:parent-style-name="Standard">
      <style:text-properties officeooo:rsid="000a36e0" officeooo:paragraph-rsid="001a9595"/>
    </style:style>
    <style:style style:name="P3" style:family="paragraph" style:parent-style-name="Standard">
      <style:text-properties officeooo:rsid="000acbdd" officeooo:paragraph-rsid="000acbdd"/>
    </style:style>
    <style:style style:name="P4" style:family="paragraph" style:parent-style-name="Standard">
      <style:text-properties officeooo:rsid="000acbdd" officeooo:paragraph-rsid="0032e893"/>
    </style:style>
    <style:style style:name="P5" style:family="paragraph" style:parent-style-name="Standard">
      <style:text-properties officeooo:paragraph-rsid="000cbf5f"/>
    </style:style>
    <style:style style:name="P6" style:family="paragraph" style:parent-style-name="Standard">
      <style:text-properties officeooo:rsid="000d280c" officeooo:paragraph-rsid="000d280c"/>
    </style:style>
    <style:style style:name="P7" style:family="paragraph" style:parent-style-name="Standard">
      <style:text-properties officeooo:rsid="000d280c" officeooo:paragraph-rsid="002dfc14"/>
    </style:style>
    <style:style style:name="P8" style:family="paragraph" style:parent-style-name="Standard">
      <style:text-properties officeooo:rsid="000f1767" officeooo:paragraph-rsid="000f1767"/>
    </style:style>
    <style:style style:name="P9" style:family="paragraph" style:parent-style-name="Standard">
      <style:text-properties officeooo:rsid="00138f8d" officeooo:paragraph-rsid="00138f8d"/>
    </style:style>
    <style:style style:name="P10" style:family="paragraph" style:parent-style-name="Standard">
      <style:text-properties officeooo:rsid="00143a63" officeooo:paragraph-rsid="00143a63"/>
    </style:style>
    <style:style style:name="P11" style:family="paragraph" style:parent-style-name="Standard">
      <style:text-properties officeooo:paragraph-rsid="0015775c"/>
    </style:style>
    <style:style style:name="P12" style:family="paragraph" style:parent-style-name="Standard">
      <style:text-properties officeooo:rsid="0025cf8c" officeooo:paragraph-rsid="0025cf8c"/>
    </style:style>
    <style:style style:name="P13" style:family="paragraph" style:parent-style-name="Standard">
      <style:text-properties officeooo:rsid="0026a017" officeooo:paragraph-rsid="0026a017"/>
    </style:style>
    <style:style style:name="P14" style:family="paragraph" style:parent-style-name="Standard">
      <style:text-properties officeooo:paragraph-rsid="002850fb"/>
    </style:style>
    <style:style style:name="P15" style:family="paragraph" style:parent-style-name="Standard">
      <style:text-properties officeooo:paragraph-rsid="002dfc14"/>
    </style:style>
    <style:style style:name="P16" style:family="paragraph" style:parent-style-name="Standard">
      <style:text-properties officeooo:rsid="002dfc14" officeooo:paragraph-rsid="002dfc14"/>
    </style:style>
    <style:style style:name="P17" style:family="paragraph" style:parent-style-name="Standard">
      <style:text-properties officeooo:rsid="0031546e" officeooo:paragraph-rsid="0031546e"/>
    </style:style>
    <style:style style:name="P18" style:family="paragraph" style:parent-style-name="Standard">
      <style:text-properties officeooo:paragraph-rsid="0032e893"/>
    </style:style>
    <style:style style:name="P19" style:family="paragraph" style:parent-style-name="Standard">
      <style:text-properties officeooo:paragraph-rsid="003639c1"/>
    </style:style>
    <style:style style:name="P20" style:family="paragraph" style:parent-style-name="Standard">
      <style:text-properties officeooo:paragraph-rsid="00477072"/>
    </style:style>
    <style:style style:name="P21" style:family="paragraph" style:parent-style-name="Standard">
      <style:text-properties officeooo:paragraph-rsid="0055e769"/>
    </style:style>
    <style:style style:name="P22" style:family="paragraph" style:parent-style-name="Standard">
      <style:text-properties officeooo:paragraph-rsid="006121e6"/>
    </style:style>
    <style:style style:name="P23" style:family="paragraph" style:parent-style-name="Standard">
      <style:text-properties officeooo:paragraph-rsid="006a14e6"/>
    </style:style>
    <style:style style:name="P24" style:family="paragraph" style:parent-style-name="Standard">
      <style:text-properties officeooo:rsid="006fd8ea" officeooo:paragraph-rsid="006fd8ea"/>
    </style:style>
    <style:style style:name="P25" style:family="paragraph" style:parent-style-name="Standard">
      <style:text-properties officeooo:rsid="007570d8" officeooo:paragraph-rsid="007570d8"/>
    </style:style>
    <style:style style:name="P26" style:family="paragraph" style:parent-style-name="Standard">
      <style:text-properties officeooo:paragraph-rsid="0076cbaf"/>
    </style:style>
    <style:style style:name="P27" style:family="paragraph" style:parent-style-name="Standard">
      <style:text-properties officeooo:paragraph-rsid="007b5ce1"/>
    </style:style>
    <style:style style:name="P28" style:family="paragraph" style:parent-style-name="Standard">
      <style:text-properties officeooo:paragraph-rsid="007c9c7a"/>
    </style:style>
    <style:style style:name="P29" style:family="paragraph" style:parent-style-name="Standard">
      <style:text-properties officeooo:paragraph-rsid="00862c93"/>
    </style:style>
    <style:style style:name="P30" style:family="paragraph" style:parent-style-name="Standard">
      <style:text-properties officeooo:rsid="000cbf5f" officeooo:paragraph-rsid="006fd8ea"/>
    </style:style>
    <style:style style:name="P31" style:family="paragraph" style:parent-style-name="Standard">
      <style:text-properties officeooo:paragraph-rsid="007b5ce1"/>
    </style:style>
    <style:style style:name="T1" style:family="text">
      <style:text-properties officeooo:rsid="000ab88f"/>
    </style:style>
    <style:style style:name="T2" style:family="text">
      <style:text-properties officeooo:rsid="000acbdd"/>
    </style:style>
    <style:style style:name="T3" style:family="text">
      <style:text-properties officeooo:rsid="000cbf5f"/>
    </style:style>
    <style:style style:name="T4" style:family="text">
      <style:text-properties officeooo:rsid="000faad9"/>
    </style:style>
    <style:style style:name="T5" style:family="text">
      <style:text-properties officeooo:rsid="0015775c"/>
    </style:style>
    <style:style style:name="T6" style:family="text">
      <style:text-properties officeooo:rsid="001a898e"/>
    </style:style>
    <style:style style:name="T7" style:family="text">
      <style:text-properties officeooo:rsid="001b841e"/>
    </style:style>
    <style:style style:name="T8" style:family="text">
      <style:text-properties officeooo:rsid="001db565"/>
    </style:style>
    <style:style style:name="T9" style:family="text">
      <style:text-properties officeooo:rsid="001eb689"/>
    </style:style>
    <style:style style:name="T10" style:family="text">
      <style:text-properties officeooo:rsid="00230ac3"/>
    </style:style>
    <style:style style:name="T11" style:family="text">
      <style:text-properties officeooo:rsid="00261d9b"/>
    </style:style>
    <style:style style:name="T12" style:family="text">
      <style:text-properties officeooo:rsid="002850fb"/>
    </style:style>
    <style:style style:name="T13" style:family="text">
      <style:text-properties officeooo:rsid="002916d2"/>
    </style:style>
    <style:style style:name="T14" style:family="text">
      <style:text-properties officeooo:rsid="002b0d15"/>
    </style:style>
    <style:style style:name="T15" style:family="text">
      <style:text-properties officeooo:rsid="002dfc14"/>
    </style:style>
    <style:style style:name="T16" style:family="text">
      <style:text-properties officeooo:rsid="0032e893"/>
    </style:style>
    <style:style style:name="T17" style:family="text">
      <style:text-properties officeooo:rsid="003639c1"/>
    </style:style>
    <style:style style:name="T18" style:family="text">
      <style:text-properties officeooo:rsid="0037f701"/>
    </style:style>
    <style:style style:name="T19" style:family="text">
      <style:text-properties officeooo:rsid="003a1d29"/>
    </style:style>
    <style:style style:name="T20" style:family="text">
      <style:text-properties officeooo:rsid="003acbab"/>
    </style:style>
    <style:style style:name="T21" style:family="text">
      <style:text-properties officeooo:rsid="003bf07a"/>
    </style:style>
    <style:style style:name="T22" style:family="text">
      <style:text-properties officeooo:rsid="003e4d66"/>
    </style:style>
    <style:style style:name="T23" style:family="text">
      <style:text-properties officeooo:rsid="00403624"/>
    </style:style>
    <style:style style:name="T24" style:family="text">
      <style:text-properties officeooo:rsid="0041d4ab"/>
    </style:style>
    <style:style style:name="T25" style:family="text">
      <style:text-properties officeooo:rsid="00420b62"/>
    </style:style>
    <style:style style:name="T26" style:family="text">
      <style:text-properties officeooo:rsid="004469fa"/>
    </style:style>
    <style:style style:name="T27" style:family="text">
      <style:text-properties officeooo:rsid="00477072"/>
    </style:style>
    <style:style style:name="T28" style:family="text">
      <style:text-properties officeooo:rsid="00493133"/>
    </style:style>
    <style:style style:name="T29" style:family="text">
      <style:text-properties officeooo:rsid="004b15a9"/>
    </style:style>
    <style:style style:name="T30" style:family="text">
      <style:text-properties officeooo:rsid="0052362a"/>
    </style:style>
    <style:style style:name="T31" style:family="text">
      <style:text-properties officeooo:rsid="0057bdcc"/>
    </style:style>
    <style:style style:name="T32" style:family="text">
      <style:text-properties officeooo:rsid="00592f86"/>
    </style:style>
    <style:style style:name="T33" style:family="text">
      <style:text-properties officeooo:rsid="005a4e29"/>
    </style:style>
    <style:style style:name="T34" style:family="text">
      <style:text-properties officeooo:rsid="005b9948"/>
    </style:style>
    <style:style style:name="T35" style:family="text">
      <style:text-properties officeooo:rsid="005f1b37"/>
    </style:style>
    <style:style style:name="T36" style:family="text">
      <style:text-properties officeooo:rsid="006240c3"/>
    </style:style>
    <style:style style:name="T37" style:family="text">
      <style:text-properties officeooo:rsid="006572f2"/>
    </style:style>
    <style:style style:name="T38" style:family="text">
      <style:text-properties officeooo:rsid="006a14e6"/>
    </style:style>
    <style:style style:name="T39" style:family="text">
      <style:text-properties officeooo:rsid="006b981f"/>
    </style:style>
    <style:style style:name="T40" style:family="text">
      <style:text-properties officeooo:rsid="006d32f6"/>
    </style:style>
    <style:style style:name="T41" style:family="text">
      <style:text-properties officeooo:rsid="00720e0b"/>
    </style:style>
    <style:style style:name="T42" style:family="text">
      <style:text-properties officeooo:rsid="007570d8"/>
    </style:style>
    <style:style style:name="T43" style:family="text">
      <style:text-properties officeooo:rsid="0076cbaf"/>
    </style:style>
    <style:style style:name="T44" style:family="text">
      <style:text-properties officeooo:rsid="0077d202"/>
    </style:style>
    <style:style style:name="T45" style:family="text">
      <style:text-properties officeooo:rsid="007e8b20"/>
    </style:style>
    <style:style style:name="T46" style:family="text">
      <style:text-properties officeooo:rsid="0084b1cb"/>
    </style:style>
    <style:style style:name="T47" style:family="text">
      <style:text-properties officeooo:rsid="00857a07"/>
    </style:style>
    <style:style style:name="T48" style:family="text">
      <style:text-properties officeooo:rsid="00862c93"/>
    </style:style>
    <style:style style:name="T49" style:family="text">
      <style:text-properties officeooo:rsid="00881309"/>
    </style:style>
    <style:style style:name="T50" style:family="text">
      <style:text-properties officeooo:rsid="0088c721"/>
    </style:style>
    <style:style style:name="T51" style:family="text">
      <style:text-properties officeooo:rsid="0089f64b"/>
    </style:style>
    <style:style style:name="T52" style:family="text">
      <style:text-properties officeooo:rsid="008cf03b"/>
    </style:style>
    <style:style style:name="T53" style:family="text">
      <style:text-properties officeooo:rsid="008eebf8"/>
    </style:style>
    <style:style style:name="T54" style:family="text">
      <style:text-properties officeooo:rsid="009231a2"/>
    </style:style>
    <style:style style:name="T55" style:family="text">
      <style:text-properties officeooo:rsid="00954dce"/>
    </style:style>
    <style:style style:name="T56" style:family="text">
      <style:text-properties officeooo:rsid="00981c7d"/>
    </style:style>
    <style:style style:name="T57" style:family="text">
      <style:text-properties officeooo:rsid="0099d0e5"/>
    </style:style>
    <style:style style:name="T58" style:family="text">
      <style:text-properties officeooo:rsid="007b5ce1"/>
    </style:style>
    <style:style style:name="T59" style:family="text">
      <style:text-properties officeooo:rsid="009b729e"/>
    </style:style>
    <style:style style:name="T60" style:family="text">
      <style:text-properties officeooo:rsid="009bd3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esentation slides</text:p>
      <text:p text:style-name="P1"/>
      <text:p text:style-name="P1"/>
      <text:p text:style-name="P1">Slide 1:</text:p>
      <text:p text:style-name="P11"><text:span text:style-name="T2">Are you getting </text:span><text:span text:style-name="T4">fair trades? </text:span><text:span text:style-name="T5">With traditional finance, we have to do our own research or</text:span><text:span text:style-name="T7"> trust that we are getting fair trades </text:span><text:span text:style-name="T53">from other parties.</text:span><text:span text:style-name="T7"> </text:span></text:p>
      <text:p text:style-name="P3"/>
      <text:p text:style-name="P3">Slide 2:</text:p>
      <text:p text:style-name="P28"><text:span text:style-name="T52">For example. </text:span><text:span text:style-name="T2">Cash4Gold </text:span><text:span text:style-name="T8">was offering <text:s/>to buy gold off clients for 81% undervalue! When </text:span><text:span text:style-name="T45">clients</text:span><text:span text:style-name="T8"> hesitated to take this offer, Cash4Gold doubled this amount with a counter offer. However, this trade is still </text:span><text:span text:style-name="T9">61% </text:span><text:span text:style-name="T8">undervalue!</text:span></text:p>
      <text:p text:style-name="P3"/>
      <text:p text:style-name="P9">Slide 3:</text:p>
      <text:p text:style-name="P9">Chainlink solves this problem with its decentralized gold pricefeed aggregator. </text:p>
      <text:p text:style-name="P9">This infrastructure <text:span text:style-name="T10">ensures </text:span>reliable price data.</text:p>
      <text:p text:style-name="P3"/>
      <text:p text:style-name="P9">Slide 4:</text:p>
      <text:p text:style-name="P9">We can ensure fair trades with Chainlink’s truth machine. </text:p>
      <text:p text:style-name="P3"/>
      <text:p text:style-name="P10">Slide <text:span text:style-name="T6">5: </text:span></text:p>
      <text:p text:style-name="P12">Chainlink also has pricefeeds for oil and silver<text:span text:style-name="T11">. </text:span></text:p>
      <text:p text:style-name="P3"/>
      <text:p text:style-name="P13">Slide 6:</text:p>
      <text:p text:style-name="P14"><text:span text:style-name="T12">WeiGold applies Chainlink pricefeeds to create a commodities vending machine powered by servo motors. </text:span><text:span text:style-name="T13">It allows users to send their Wei for commodities via Chainlink’s price weigh</text:span><text:span text:style-name="T14">ing</text:span><text:span text:style-name="T13"> mechanism. </text:span></text:p>
      <text:p text:style-name="P14"/>
      <text:p text:style-name="P19"><text:span text:style-name="T15">Slide </text:span><text:span text:style-name="T17">7: </text:span><text:span text:style-name="T43">Javascript is critical to WeiGold.</text:span><text:span text:style-name="T17"> </text:span><text:span text:style-name="T18">WeiGold’</text:span><text:span text:style-name="T27">s structure can be simplified by looking at its hardware, </text:span><text:span text:style-name="T29">blockchain</text:span><text:span text:style-name="T27"> and FrontEnd </text:span><text:span text:style-name="T28">sections</text:span><text:span text:style-name="T27">. </text:span></text:p>
      <text:p text:style-name="P19"/>
      <text:p text:style-name="P18"><text:span text:style-name="T15">Slide </text:span><text:span text:style-name="T16">8:</text:span></text:p>
      <text:p text:style-name="P20"><text:span text:style-name="T17"><text:s/></text:span><text:span text:style-name="T18">WeiGold is built on Rinkeby, which is a testnet version for the Ethereum blockchain.</text:span></text:p>
      <text:p text:style-name="P20"><text:span text:style-name="T19">Chainlink securely bridges external data to the deployed smart contract. </text:span><text:span text:style-name="T20">Using Infura and Node,js, we are able to communicate data to the </text:span>Raspberry Pi<text:span text:style-name="T20">. </text:span><text:span text:style-name="T21">As a result, the </text:span>Raspberry Pi<text:span text:style-name="T21"> allows</text:span><text:span text:style-name="T20"> us to control servo </text:span><text:span text:style-name="T21">motors based on blockchain data. </text:span></text:p>
      <text:p text:style-name="P3"/>
      <text:p text:style-name="P29"><text:span text:style-name="T15">Slide </text:span><text:span text:style-name="T16">9- </text:span><text:span text:style-name="T22">This </text:span><text:span text:style-name="T16">Raspberry Pi </text:span><text:span text:style-name="T46">GPIO </text:span><text:span text:style-name="T22">wiring diagram clarifies servo motor </text:span><text:span text:style-name="T48">connections</text:span><text:span text:style-name="T22">.</text:span><text:span text:style-name="T16"> </text:span><text:span text:style-name="T22">Red is </text:span><text:span text:style-name="T24">voltage,</text:span><text:span text:style-name="T22"> black is ground, </text:span><text:span text:style-name="T23">and all other colors represent blockchain boolean </text:span><text:span text:style-name="T47">signal</text:span><text:span text:style-name="T23"> logic for buying gold, silver and oil. </text:span><text:span text:style-name="T25">During testing,</text:span><text:span text:style-name="T23"> </text:span><text:span text:style-name="T25">5V controlled servos moved smoother than 3v3 controlled servos. <text:s/></text:span></text:p>
      <text:p text:style-name="P4"/>
      <text:p text:style-name="P21"><text:span text:style-name="T15">Slide </text:span><text:span text:style-name="T16">10</text:span><text:span text:style-name="T2">- </text:span><text:span text:style-name="T30">The </text:span><text:span text:style-name="T16">Raspberry Pi</text:span><text:span text:style-name="T30"> first listens for the latest contract </text:span><text:span text:style-name="T57">State</text:span><text:span text:style-name="T30"> to update servo positions. Then, we have a subscription for event triggers. When an event is triggered, we update the servos again. Subscriptions are more </text:span><text:span text:style-name="T31">efficient</text:span><text:span text:style-name="T30"> than polling every second. Think of it this way, waiting by your mailbox all day is similar to polling, while subscriptions tell you when new mail is delivered. </text:span></text:p>
      <text:p text:style-name="P4"/>
      <text:p text:style-name="P22"><text:span text:style-name="T15">Slide </text:span><text:span text:style-name="T16">11</text:span><text:span text:style-name="T2">- </text:span><text:span text:style-name="T32">Less SLOAD and SSTORE </text:span><text:span text:style-name="T36">opcodes </text:span><text:span text:style-name="T32">means cheaper Etheruem gas prices. </text:span><text:span text:style-name="T38">AND, ADD, SHR and SH</text:span><text:span text:style-name="T39">L</text:span><text:span text:style-name="T38"> </text:span><text:span text:style-name="T49">reduce</text:span><text:span text:style-name="T38"> SLOAD and SSTORE </text:span><text:span text:style-name="T49">usage</text:span><text:span text:style-name="T38">. </text:span></text:p>
      <text:p text:style-name="P4"/>
      <text:p text:style-name="P23"><text:span text:style-name="T2">Slide </text:span><text:span text:style-name="T3">12: </text:span><text:span text:style-name="T32">Bitwise </text:span><text:span text:style-name="T33">opcodes</text:span><text:span text:style-name="T32"> allow us to </text:span><text:span text:style-name="T37">compress</text:span><text:span text:style-name="T32"> all data into a single uint datatype. SHL and SHR </text:span><text:span text:style-name="T35">handle Scale_Fee</text:span><text:span text:style-name="T32">. </text:span><text:span text:style-name="T34">AND</text:span><text:span text:style-name="T33"> masking handle contract </text:span><text:span text:style-name="T57">State</text:span><text:span text:style-name="T32">. </text:span></text:p>
      <text:p text:style-name="P5"><text:soft-page-break/></text:p>
      <text:p text:style-name="P5"><text:span text:style-name="T15">Slide 13</text:span>- <text:span text:style-name="T41">For buying items,</text:span><text:span text:style-name="T40"> State </text:span><text:span text:style-name="T41">starts at</text:span><text:span text:style-name="T40"> 0 . If we want to buy something, we need to check if the </text:span><text:span text:style-name="T59">State</text:span><text:span text:style-name="T40"> is sold already with bitwise </text:span><text:span text:style-name="T50">AND</text:span><text:span text:style-name="T40"> resulting in 0. “</text:span><text:span text:style-name="T55">MSG</text:span><text:span text:style-name="T40">.</text:span><text:span text:style-name="T55">VALUE”</text:span><text:span text:style-name="T40"> </text:span><text:span text:style-name="T55">must also match</text:span><text:span text:style-name="T40"> the item price after fees. If this is true, then we will update the </text:span><text:span text:style-name="T60">State</text:span><text:span text:style-name="T40"> with ADD, then tell the servo the </text:span><text:span text:style-name="T60">State</text:span><text:span text:style-name="T40"> changed with an event trigger.</text:span></text:p>
      <text:p text:style-name="P5"/>
      <text:p text:style-name="P16">Slide 14-</text:p>
      <text:p text:style-name="P27"><text:span text:style-name="T58">Admin functions check to see if your address is allowed access. Withdraws are allowed when the contract has funds to be withdrawn to prevent admins from wasting gas. <text:s/>State and Scale_Fee set values must be new in order to prevent the admin from wasting gas. State must be less than 8 because the highest </text:span><text:span text:style-name="T57">State</text:span><text:span text:style-name="T58"> possible with 3 bits true is 7. </text:span></text:p>
      <text:p text:style-name="P27"/>
      <text:p text:style-name="P15"><text:span text:style-name="T15">Slide 15</text:span>-</text:p>
      <text:p text:style-name="P30">Smart contract testing was completed with Hardhat along with the Chainlink Hardhat Starter kit.</text:p>
      <text:p text:style-name="P16"/>
      <text:p text:style-name="P16">Slide 16: </text:p>
      <text:p text:style-name="P24">Integration tests confirmed <text:span text:style-name="T54">that</text:span> price feed addresses on Rinkeby were correct.</text:p>
      <text:p text:style-name="P15"/>
      <text:p text:style-name="P16">Slide 17:</text:p>
      <text:p text:style-name="P24">Unit tests were created based on smart contract flowcharts. </text:p>
      <text:p text:style-name="P15"/>
      <text:p text:style-name="P15"><text:span text:style-name="T15">Slide 18</text:span>-</text:p>
      <text:p text:style-name="P24">A mock contract was used to force test values for functions calling oracle pricefeeds to get 100% solidity coverage.</text:p>
      <text:p text:style-name="P24"/>
      <text:p text:style-name="P25">Slide 19: </text:p>
      <text:p text:style-name="P26"><text:span text:style-name="T43">Metamask </text:span><text:span text:style-name="T44">is able to communicate with Infura to get blockchain data. We can display this data in our frontend using jquery, HTML and Bootstrap. Site hosting is done using Fleek to integrate IPFS+Filecoin for free.</text:span></text:p>
      <text:p text:style-name="P7"/>
      <text:p text:style-name="P6">Slide <text:span text:style-name="T42">20</text:span>: </text:p>
      <text:p text:style-name="P6">If an IPFS gateway is down, try another IPFS gateway or run the front end locally. </text:p>
      <text:p text:style-name="P6"/>
      <text:p text:style-name="P8">Slide 2<text:span text:style-name="T42">1</text:span>:</text:p>
      <text:p text:style-name="P8">The source code has been published to the deployed contract on Etherscan for more transparency. </text:p>
      <text:p text:style-name="P1"/>
      <text:p text:style-name="P1"/>
      <text:p text:style-name="P1"/>
      <text:p text:style-name="P1">Demo <text:span text:style-name="T26">[fast forward during waiting sections to save time]</text:span>:</text:p>
      <text:p text:style-name="P1"/>
      <text:p text:style-name="P1">Buyer: </text:p>
      <text:p text:style-name="P1"><text:tab/>Connect with favicon, Buy Silver, then Oil, then Gold</text:p>
      <text:p text:style-name="P1">Admin:</text:p>
      <text:p text:style-name="P2"><text:tab/><text:span text:style-name="T1">Buyer address reject, </text:span></text:p>
      <text:p text:style-name="P2"><text:tab/>Withdraw, change State to 0, then put 1000 for Scale to show values double</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3T08:35:20.252602046</meta:creation-date>
    <dc:date>2021-11-03T22:38:14.730170129</dc:date>
    <meta:editing-duration>PT6H49M37S</meta:editing-duration>
    <meta:editing-cycles>112</meta:editing-cycles>
    <meta:generator>LibreOffice/6.4.7.2$Linux_X86_64 LibreOffice_project/40$Build-2</meta:generator>
    <meta:document-statistic meta:table-count="0" meta:image-count="0" meta:object-count="0" meta:page-count="2" meta:paragraph-count="45" meta:word-count="668" meta:character-count="4018" meta:non-whitespace-character-count="3367"/>
  </office:meta>
</office:document-meta>
</file>